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number-columns-repeated="1023" table:default-cell-style-name="ce1"/>
        <table:table-row table:style-name="ro1">
          <table:table-cell office:value-type="string">
            <text:p>Direction</text:p>
          </table:table-cell>
          <table:table-cell office:value-type="string">
            <text:p>Outbound</text:p>
          </table:table-cell>
          <table:table-cell table:number-columns-repeated="1021"/>
        </table:table-row>
        <table:table-row table:style-name="ro1">
          <table:table-cell office:value-type="string">
            <text:p>Start Date</text:p>
          </table:table-cell>
          <table:table-cell office:value-type="string">
            <text:p>8/30/2010</text:p>
          </table:table-cell>
          <table:table-cell table:number-columns-repeated="1021"/>
        </table:table-row>
        <table:table-row table:style-name="ro1">
          <table:table-cell office:value-type="string">
            <text:p>End date</text:p>
          </table:table-cell>
          <table:table-cell office:value-type="string">
            <text:p>5/1/2011</text:p>
          </table:table-cell>
          <table:table-cell table:number-columns-repeated="1021"/>
        </table:table-row>
        <table:table-row table:style-name="ro1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Display Name</text:p>
          </table:table-cell>
          <table:table-cell office:value-type="string">
            <text:p>College Place</text:p>
          </table:table-cell>
          <table:table-cell office:value-type="string">
            <text:p>Henry &amp; Van Buren S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43.037287,-76.131462</text:p>
          </table:table-cell>
          <table:table-cell office:value-type="string">
            <text:p>43.037543,-76.140727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</text:p>
          </table:table-cell>
          <table:table-cell office:value-type="string">
            <text:p>Sadler</text:p>
          </table:table-cell>
          <table:table-cell office:value-type="string">
            <text:p>8:20</text:p>
          </table:table-cell>
          <table:table-cell office:value-type="string">
            <text:p>8:24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</text:p>
          </table:table-cell>
          <table:table-cell office:value-type="string">
            <text:p>Sadler</text:p>
          </table:table-cell>
          <table:table-cell office:value-type="string">
            <text:p>8:40</text:p>
          </table:table-cell>
          <table:table-cell office:value-type="string">
            <text:p>8:44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</text:p>
          </table:table-cell>
          <table:table-cell office:value-type="string">
            <text:p>Sadler</text:p>
          </table:table-cell>
          <table:table-cell office:value-type="string">
            <text:p>9:20</text:p>
          </table:table-cell>
          <table:table-cell office:value-type="string">
            <text:p>9:24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16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4T13:50:39</meta:creation-date>
    <dc:date>2011-03-05T16:32:02</dc:date>
    <dc:creator>p df</dc:creator>
    <meta:editing-duration>PT00H04M35S</meta:editing-duration>
    <meta:editing-cycles>2</meta:editing-cycles>
    <meta:generator>OpenOffice.org/3.2$Unix OpenOffice.org_project/320m19$Build-9505</meta:generator>
    <meta:document-statistic meta:table-count="3" meta:cell-count="28" meta:object-count="0"/>
  </office:meta>
</office:document-meta>
</file>